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863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15.498cm"/>
    </style:style>
    <style:style style:name="co5" style:family="table-column">
      <style:table-column-properties fo:break-before="auto" style:column-width="15.90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ce6"/>
        <table:table-column table:style-name="co1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Question ID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PDF Question</text:p>
          </table:table-cell>
          <table:table-cell table:style-name="ce1" office:value-type="string" calcext:value-type="string">
            <text:p>PDF Solution</text:p>
          </table:table-cell>
          <table:table-cell office:value-type="string" calcext:value-type="string">
            <text:p>Q_Pages</text:p>
          </table:table-cell>
          <table:table-cell office:value-type="string" calcext:value-type="string">
            <text:p>S_Pag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3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4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5</text:p>
          </table:table-cell>
          <table:table-cell office:value-type="string" calcext:value-type="string">
            <text:p>Trig Triangle (Sine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6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table:style-name="ce5" office:value-type="string" calcext:value-type="string">
            <text:p>6, 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7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8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9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10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11</text:p>
          </table:table-cell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12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1_Q13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,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2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3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4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string" calcext:value-type="string">
            <text:p>22, 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5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6</text:p>
          </table:table-cell>
          <table:table-cell office:value-type="string" calcext:value-type="string">
            <text:p>Converse of Pythagor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8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9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10</text:p>
          </table:table-cell>
          <table:table-cell office:value-type="string" calcext:value-type="string">
            <text:p>Trig Bearing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11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12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4_P2_Q13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4.pdf</text:p>
          </table:table-cell>
          <table:table-cell office:value-type="string" calcext:value-type="string">
            <text:p>https://www.national5maths.co.uk/wp-content/uploads/2016/02/N5-2014-Marking-Scheme.pdf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2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3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4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5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6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7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8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9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0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1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2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3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1_Q14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2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3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4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5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6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7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8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9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0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1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2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3</text:p>
          </table:table-cell>
          <table:table-cell office:value-type="string" calcext:value-type="string">
            <text:p>Trig Bearing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5_P2_Q14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5.pdf</text:p>
          </table:table-cell>
          <table:table-cell table:style-name="ce3" office:value-type="string" calcext:value-type="string">
            <text:p>https://www.national5maths.co.uk/wp-content/uploads/2016/02/N5-2015-Marking-Scheme-1.pdf</text:p>
          </table:table-cell>
          <table:table-cell office:value-type="string" calcext:value-type="string">
            <text:p>30, 3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1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2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3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4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5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6, 7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6</text:p>
          </table:table-cell>
          <table:table-cell office:value-type="string" calcext:value-type="string">
            <text:p>Discriminan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7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8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9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10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11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1_Q12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5, 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2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3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4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5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6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string" calcext:value-type="string">
            <text:p>22, 23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8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9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0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1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2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3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4</text:p>
          </table:table-cell>
          <table:table-cell office:value-type="string" calcext:value-type="string">
            <text:p>Trig Equation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5</text:p>
          </table:table-cell>
          <table:table-cell office:value-type="string" calcext:value-type="string">
            <text:p>Pythagoras Problem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6_P2_Q16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6.pdf</text:p>
          </table:table-cell>
          <table:table-cell office:value-type="string" calcext:value-type="string">
            <text:p>https://www.national5maths.co.uk/wp-content/uploads/2016/07/mi_N5_Mathematics_all_2016.pdf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2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3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4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5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6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7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8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9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0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1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2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3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4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1_Q15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2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3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4</text:p>
          </table:table-cell>
          <table:table-cell office:value-type="string" calcext:value-type="string">
            <text:p>Quadratic Formul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5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7</text:p>
          </table:table-cell>
          <table:table-cell office:value-type="string" calcext:value-type="string">
            <text:p>Converse of Pythagor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8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9</text:p>
          </table:table-cell>
          <table:table-cell office:value-type="string" calcext:value-type="string">
            <text:p>Factorising (Inc Alg Fractions)</text:p>
          </table:table-cell>
          <table:table-cell table:style-name="ce3"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0</text:p>
          </table:table-cell>
          <table:table-cell office:value-type="string" calcext:value-type="string">
            <text:p>Trig Bearing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1</text:p>
          </table:table-cell>
          <table:table-cell office:value-type="string" calcext:value-type="string">
            <text:p>Straight Line (Gradient &amp; Y-Intercept)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2</text:p>
          </table:table-cell>
          <table:table-cell office:value-type="string" calcext:value-type="string">
            <text:p>Indice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3</text:p>
          </table:table-cell>
          <table:table-cell office:value-type="string" calcext:value-type="string">
            <text:p>Pythagoras Problem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4</text:p>
          </table:table-cell>
          <table:table-cell office:value-type="string" calcext:value-type="string">
            <text:p>Arcs &amp; Sector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7_P2_Q15</text:p>
          </table:table-cell>
          <table:table-cell office:value-type="string" calcext:value-type="string">
            <text:p>Trig Equation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6/02/N5_Mathematics_all_2017.pdf</text:p>
          </table:table-cell>
          <table:table-cell office:value-type="string" calcext:value-type="string">
            <text:p>https://www.national5maths.co.uk/wp-content/uploads/2016/02/mi_N5_Mathematics_all_2017.pdf</text:p>
          </table:table-cell>
          <table:table-cell office:value-type="string" calcext:value-type="string">
            <text:p>31, 32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3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4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5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6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7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10, 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8</text:p>
          </table:table-cell>
          <table:table-cell office:value-type="string" calcext:value-type="string">
            <text:p>Discriminan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9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0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1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2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3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4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5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6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8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1_Q19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16, 17</text:p>
          </table:table-cell>
          <table:table-cell office:value-type="string" calcext:value-type="string">
            <text:p>23, 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2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3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4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5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26, 27</text:p>
          </table:table-cell>
          <table:table-cell office:value-type="string" calcext:value-type="string">
            <text:p>35, 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6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8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9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0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1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2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3</text:p>
          </table:table-cell>
          <table:table-cell office:value-type="string" calcext:value-type="string">
            <text:p>Trig Bearing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4</text:p>
          </table:table-cell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5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6</text:p>
          </table:table-cell>
          <table:table-cell office:value-type="string" calcext:value-type="string">
            <text:p>3-D Pythagor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7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8_P2_Q18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8/08/N5_Mathematics_all_2018.pdf</text:p>
          </table:table-cell>
          <table:table-cell office:value-type="string" calcext:value-type="string">
            <text:p>https://www.national5maths.co.uk/wp-content/uploads/2018/08/mi_N5_Mathematics_all_2018.pdf</text:p>
          </table:table-cell>
          <table:table-cell office:value-type="string" calcext:value-type="string">
            <text:p>38. 39</text:p>
          </table:table-cell>
          <table:table-cell office:value-type="string" calcext:value-type="string">
            <text:p>53, 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2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4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5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 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6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string" calcext:value-type="string">
            <text:p>6, 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7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8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9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0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1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2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3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4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1_Q15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string" calcext:value-type="string">
            <text:p>14, 15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2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3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4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5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6</text:p>
          </table:table-cell>
          <table:table-cell office:value-type="string" calcext:value-type="string">
            <text:p>Quadratic Formul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7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8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9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0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1</text:p>
          </table:table-cell>
          <table:table-cell office:value-type="string" calcext:value-type="string">
            <text:p>Converse of Pythagora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2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7, 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3</text:p>
          </table:table-cell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4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5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6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7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8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19_P2_Q19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19/08/N5_Mathematics_all_2019.pdf</text:p>
          </table:table-cell>
          <table:table-cell office:value-type="string" calcext:value-type="string">
            <text:p>https://www.national5maths.co.uk/wp-content/uploads/2019/08/mi_N5_Mathematics_all_2019.pdf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2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4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5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6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7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8</text:p>
          </table:table-cell>
          <table:table-cell office:value-type="string" calcext:value-type="string">
            <text:p>Discriminan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9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0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string" calcext:value-type="string">
            <text:p>8, 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1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2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3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4</text:p>
          </table:table-cell>
          <table:table-cell office:value-type="string" calcext:value-type="string">
            <text:p>3-D Coordinat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5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6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7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8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1_Q19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2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3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4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5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6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7</text:p>
          </table:table-cell>
          <table:table-cell office:value-type="string" calcext:value-type="string">
            <text:p>Trig Bearing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8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9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0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2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3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4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5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string" calcext:value-type="string">
            <text:p>29, 30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6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1_P2_Q17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11/2021-N5-Maths-P1-P2.pdf</text:p>
          </table:table-cell>
          <table:table-cell office:value-type="string" calcext:value-type="string">
            <text:p>https://www.national5maths.co.uk/wp-content/uploads/2022/11/2021-N5-Maths-MS.pdf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2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3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4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5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6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7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8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9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0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1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2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3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4</text:p>
          </table:table-cell>
          <table:table-cell office:value-type="string" calcext:value-type="string">
            <text:p>Parabol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1_Q15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6, 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2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3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4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, 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5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27, 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6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7</text:p>
          </table:table-cell>
          <table:table-cell office:value-type="string" calcext:value-type="string">
            <text:p>Quadratic Formul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8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9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0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1</text:p>
          </table:table-cell>
          <table:table-cell office:value-type="string" calcext:value-type="string">
            <text:p>3-D Pythagor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2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3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_P2_Q14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2/09/N5-Maths-2022-P1-P2.pdf</text:p>
          </table:table-cell>
          <table:table-cell office:value-type="string" calcext:value-type="string">
            <text:p>https://www.national5maths.co.uk/wp-content/uploads/2022/09/MI-2022-N5-Maths.pdf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3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4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5</text:p>
          </table:table-cell>
          <table:table-cell office:value-type="string" calcext:value-type="string">
            <text:p>Discriminan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6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7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8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9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 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0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1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2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3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1_Q14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2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3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4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5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6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7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8</text:p>
          </table:table-cell>
          <table:table-cell office:value-type="string" calcext:value-type="string">
            <text:p>Converse of Pythagora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9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0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1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2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3</text:p>
          </table:table-cell>
          <table:table-cell office:value-type="string" calcext:value-type="string">
            <text:p>Trig Identiti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4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, 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3_P2_Q15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3/09/N5-Maths-P1-P2.pdf</text:p>
          </table:table-cell>
          <table:table-cell office:value-type="string" calcext:value-type="string">
            <text:p>https://www.national5maths.co.uk/wp-content/uploads/2023/09/N5-Maths-2023-Marking-Scheme.pdf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</text:p>
          </table:table-cell>
          <table:table-cell office:value-type="string" calcext:value-type="string">
            <text:p>Fra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2</text:p>
          </table:table-cell>
          <table:table-cell office:value-type="string" calcext:value-type="string">
            <text:p>Fun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3</text:p>
          </table:table-cell>
          <table:table-cell office:value-type="string" calcext:value-type="string">
            <text:p>Algebra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4</text:p>
          </table:table-cell>
          <table:table-cell office:value-type="string" calcext:value-type="string">
            <text:p>Vector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5</text:p>
          </table:table-cell>
          <table:table-cell office:value-type="string" calcext:value-type="string">
            <text:p>Statistic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6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7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8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9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0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1</text:p>
          </table:table-cell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2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 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3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1_Q14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2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3</text:p>
          </table:table-cell>
          <table:table-cell office:value-type="string" calcext:value-type="string">
            <text:p>Triangle Trig (Co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4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5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6</text:p>
          </table:table-cell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8</text:p>
          </table:table-cell>
          <table:table-cell office:value-type="string" calcext:value-type="string">
            <text:p>Quadratic Formula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9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0</text:p>
          </table:table-cell>
          <table:table-cell office:value-type="string" calcext:value-type="string">
            <text:p>Pythagoras Problem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1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2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3</text:p>
          </table:table-cell>
          <table:table-cell office:value-type="string" calcext:value-type="string">
            <text:p>Triangle Trig (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4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5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4_P2_Q16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ttps://www.national5maths.co.uk/wp-content/uploads/2024/09/2024-N5-Maths.pdf</text:p>
          </table:table-cell>
          <table:table-cell office:value-type="string" calcext:value-type="string">
            <text:p>https://www.national5maths.co.uk/wp-content/uploads/2024/09/2024-N5-Maths-MS.pdf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3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4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5</text:p>
          </table:table-cell>
          <table:table-cell office:value-type="string" calcext:value-type="string">
            <text:p>Triangle Area 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6</text:p>
          </table:table-cell>
          <table:table-cell office:value-type="string" calcext:value-type="string">
            <text:p>Straight Line (Equation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7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8</text:p>
          </table:table-cell>
          <table:table-cell office:value-type="string" calcext:value-type="string">
            <text:p>Trig Graph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9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0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1</text:p>
          </table:table-cell>
          <table:table-cell office:value-type="string" calcext:value-type="string">
            <text:p>Discriminan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2</text:p>
          </table:table-cell>
          <table:table-cell office:value-type="string" calcext:value-type="string">
            <text:p>Surd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3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4</text:p>
          </table:table-cell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1_Q15</text:p>
          </table:table-cell>
          <table:table-cell office:value-type="string" calcext:value-type="string">
            <text:p>Quadratic Problem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string" calcext:value-type="string">
            <text:p>12. 13</text:p>
          </table:table-cell>
          <table:table-cell office:value-type="string" calcext:value-type="string">
            <text:p>21, 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</text:p>
          </table:table-cell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2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3</text:p>
          </table:table-cell>
          <table:table-cell office:value-type="string" calcext:value-type="string">
            <text:p>Scientific Notation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4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31. 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5</text:p>
          </table:table-cell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6</text:p>
          </table:table-cell>
          <table:table-cell office:value-type="string" calcext:value-type="string">
            <text:p>Arcs &amp; S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7</text:p>
          </table:table-cell>
          <table:table-cell office:value-type="string" calcext:value-type="string">
            <text:p>Angles Inside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8</text:p>
          </table:table-cell>
          <table:table-cell office:value-type="string" calcext:value-type="string">
            <text:p>3-D Pythagora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9</text:p>
          </table:table-cell>
          <table:table-cell office:value-type="string" calcext:value-type="string">
            <text:p>Changing the Subjec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0</text:p>
          </table:table-cell>
          <table:table-cell office:value-type="string" calcext:value-type="string">
            <text:p>Simultaneous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1</text:p>
          </table:table-cell>
          <table:table-cell office:value-type="string" calcext:value-type="string">
            <text:p>Similar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2</text:p>
          </table:table-cell>
          <table:table-cell office:value-type="string" calcext:value-type="string">
            <text:p>Trig Bearing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3</text:p>
          </table:table-cell>
          <table:table-cell office:value-type="string" calcext:value-type="string">
            <text:p>Equations and In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4</text:p>
          </table:table-cell>
          <table:table-cell office:value-type="string" calcext:value-type="string">
            <text:p>Trig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_P2_Q15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https://www.national5maths.co.uk/wp-content/uploads/2025/09/N5-Maths-2025-P1-P2.pdf</text:p>
          </table:table-cell>
          <table:table-cell office:value-type="string" calcext:value-type="string">
            <text:p>https://www.national5maths.co.uk/wp-content/uploads/2025/09/N5-Maths-2025-MS.pdf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 table:number-rows-repeated="10482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08:53:08.462039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0-15T15:34:26</meta:creation-date>
    <dc:date>2025-10-18T08:54:32.823579180</dc:date>
    <meta:generator>LibreOffice/24.2.7.2$Linux_X86_64 LibreOffice_project/420$Build-2</meta:generator>
    <meta:editing-duration>PT4H42M51S</meta:editing-duration>
    <meta:editing-cycles>30</meta:editing-cycles>
    <meta:document-statistic meta:table-count="1" meta:cell-count="2704" meta:object-count="0"/>
    <meta:user-defined meta:name="AppVersion">3.1</meta:user-defined>
  </office:meta>
</office:document-meta>
</file>